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82cm"/>
    </style:style>
    <style:style style:name="co3" style:family="table-column">
      <style:table-column-properties fo:break-before="auto" style:column-width="2.586cm"/>
    </style:style>
    <style:style style:name="co4" style:family="table-column">
      <style:table-column-properties fo:break-before="auto" style:column-width="2.734cm"/>
    </style:style>
    <style:style style:name="co5" style:family="table-column">
      <style:table-column-properties fo:break-before="auto" style:column-width="3.006cm"/>
    </style:style>
    <style:style style:name="co6" style:family="table-column">
      <style:table-column-properties fo:break-before="auto" style:column-width="5.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 table:use-regular-expressions="false" table:use-wildcards="true"/>
      <table:table table:name="ultrasonic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onido [m/s]</text:p>
          </table:table-cell>
          <table:table-cell office:value-type="string" calcext:value-type="string">
            <text:p>Factor m → cm</text:p>
          </table:table-cell>
          <table:table-cell office:value-type="string" calcext:value-type="string">
            <text:p>factor 1/s → 1/u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3.2" calcext:value-type="float">
            <text:p>343,2</text:p>
          </table:table-cell>
          <table:table-cell office:value-type="float" office:value="100" calcext:value-type="float">
            <text:p>100</text:p>
          </table:table-cell>
          <table:table-cell table:formula="of:=1/1000000" office:value-type="float" office:value="0.000001" calcext:value-type="float">
            <text:p>1E-06</text:p>
          </table:table-cell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6"/>
          <table:table-cell table:formula="of:=1000/42" office:value-type="float" office:value="23.8095238095238" calcext:value-type="float">
            <text:p>23,80952380952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nido [cm/us]</text:p>
          </table:table-cell>
          <table:table-cell/>
          <table:table-cell office:value-type="string" calcext:value-type="string">
            <text:p>cuent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3]*[.D3]*[.E3]" office:value-type="float" office:value="0.03432" calcext:value-type="float">
            <text:p>0,03432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distancia [cm]</text:p>
          </table:table-cell>
          <table:table-cell office:value-type="string" calcext:value-type="string">
            <text:p>pulsos [us]</text:p>
          </table:table-cell>
          <table:table-cell office:value-type="string" calcext:value-type="string">
            <text:p>desbordes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formula="of:=[.B15]*2/[.C10]" office:value-type="float" office:value="23310.0233100233" calcext:value-type="float">
            <text:p>23310,0233100233</text:p>
          </table:table-cell>
          <table:table-cell table:formula="of:=[.C15]/[.E10]" office:value-type="float" office:value="555.000555000555" calcext:value-type="float">
            <text:p>555,000555000555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formula="of:=34/1000" office:value-type="float" office:value="0.034" calcext:value-type="float">
            <text:p>0,034</text:p>
          </table:table-cell>
        </table:table-row>
      </table:table>
      <table:table table:name="encoders" table:style-name="ta1">
        <table:table-column table:style-name="co1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iámetro rueda [mm]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anuras por vuelta [N]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stancia por vuelta [mm]</text:p>
          </table:table-cell>
          <table:table-cell table:formula="of:=PI()*[.C2]" office:value-type="float" office:value="204.203522483337" calcext:value-type="float">
            <text:p>204,20352248333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stancia por vuelta [m]</text:p>
          </table:table-cell>
          <table:table-cell table:formula="of:=[.C4]/1000" office:value-type="float" office:value="0.204203522483336" calcext:value-type="float">
            <text:p>0,20420352248333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ueltas por metro [1/m]</text:p>
          </table:table-cell>
          <table:table-cell table:formula="of:=1/[.C5]" office:value-type="float" office:value="4.89707517205832" calcext:value-type="float">
            <text:p>4,897075172058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anuras por metro [N/m]</text:p>
          </table:table-cell>
          <table:table-cell table:style-name="ce1" table:formula="of:=[.C3]*[.C6]" office:value-type="float" office:value="97.9415034411664" calcext:value-type="float">
            <text:p>97,94150344116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elocidad meta (estimada) [m/s]</text:p>
          </table:table-cell>
          <table:table-cell table:formula="of:=2.1/9.14" office:value-type="float" office:value="0.229759299781182" calcext:value-type="float">
            <text:p>0,22975929978118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anuras por segundo [N/s]</text:p>
          </table:table-cell>
          <table:table-cell table:formula="of:=[.C7]*[.C8]" office:value-type="float" office:value="22.5029712501586" calcext:value-type="float">
            <text:p>22,5029712501586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tiempo de muestreo [ms]</text:p>
          </table:table-cell>
          <table:table-cell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anuras contadas[N]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anuras por segundo [N/s]</text:p>
          </table:table-cell>
          <table:table-cell table:formula="of:=1000*[.C12]/[.C11]" office:value-type="float" office:value="23.8095238095238" calcext:value-type="float">
            <text:p>23,80952380952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elocidad equivalente [m/s]</text:p>
          </table:table-cell>
          <table:table-cell table:style-name="ce1" table:formula="of:=[.C13]/[.C7]" office:value-type="float" office:value="0.243099431527781" calcext:value-type="float">
            <text:p>0,243099431527781</text:p>
          </table:table-cell>
          <table:table-cell table:formula="of:=1/[.C14]" office:value-type="float" office:value="4.11354314452899" calcext:value-type="float">
            <text:p>4,11354314452899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velocidad deseada [m/s]</text:p>
          </table:table-cell>
          <table:table-cell office:value-type="float" office:value="0.23" calcext:value-type="float">
            <text:p>0,2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anuras por segundo [N/s]</text:p>
          </table:table-cell>
          <table:table-cell table:formula="of:=[.C17]*[.C7]" office:value-type="float" office:value="22.5265457914683" calcext:value-type="float">
            <text:p>22,52654579146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uenta [N]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10/6" office:value-type="float" office:value="1.66666666666667" calcext:value-type="float">
            <text:p>1,66666666666667</text:p>
          </table:table-cell>
        </table:table-row>
        <table:table-row table:style-name="ro1">
          <table:table-cell/>
          <table:table-cell office:value-type="string" calcext:value-type="string">
            <text:p>período requerido [ms]</text:p>
          </table:table-cell>
          <table:table-cell table:style-name="ce1" table:formula="of:=1000*[.C19]/[.C18]" office:value-type="float" office:value="221.960350525366" calcext:value-type="float">
            <text:p>221,960350525366</text:p>
          </table:table-cell>
          <table:table-cell table:number-columns-repeated="4"/>
        </table:table-row>
        <table:table-row table:style-name="ro1" table:number-rows-repeated="6">
          <table:table-cell table:number-columns-repeated="7"/>
        </table:table-row>
        <table:table-row table:style-name="ro1">
          <table:table-cell/>
          <table:table-cell office:value-type="string" calcext:value-type="string">
            <text:p>mejor combinación: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eriodo de muestreo [ms]</text:p>
          </table:table-cell>
          <table:table-cell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anuras contadas[N]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08">
      <number:scientific-number number:decimal-places="14" number:min-decimal-places="14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Heading" style:family="table-cell" style:parent-style-name="Default"/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4">00/00/0000</text:date>, <text:time style:data-style-name="N2" text:time-value="19:03:36.56886114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30T11:23:26.529000000</meta:creation-date>
    <dc:date>2021-11-04T19:29:42.267911850</dc:date>
    <meta:editing-duration>PT1H35M42S</meta:editing-duration>
    <meta:editing-cycles>7</meta:editing-cycles>
    <meta:generator>LibreOffice/7.1.6.2$Linux_X86_64 LibreOffice_project/10$Build-2</meta:generator>
    <meta:document-statistic meta:table-count="2" meta:cell-count="57" meta:object-count="0"/>
  </office:meta>
</office:document-meta>
</file>